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table:align="margins" style:may-break-between-rows="false" style:writing-mode="lr-tb"/>
    </style:style>
    <style:style style:name="t1.A" style:family="table-column">
      <style:table-column-properties style:column-width="2.2257in" style:rel-column-width="21845*"/>
    </style:style>
    <style:style style:name="t1.A1" style:family="table-cell">
      <style:table-cell-properties fo:padding="0.0382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6" style:family="table-cell">
      <style:table-cell-properties fo:padding="0.0201in" fo:border-left="0.0347in solid #000000" fo:border-right="none" fo:border-top="none" fo:border-bottom="0.0347in solid #000000"/>
    </style:style>
    <style:style style:name="tf1" style:family="table">
      <style:table-properties style:width="6.6875in" table:align="center" style:may-break-between-rows="false" style:writing-mode="lr-tb"/>
    </style:style>
    <style:style style:name="tf1.A" style:family="table-column">
      <style:table-column-properties style:column-width="0.7431in"/>
    </style:style>
    <style:style style:name="tf1.A1" style:family="table-cell">
      <style:table-cell-properties style:vertical-align="bottom" fo:padding="0in" fo:border="none"/>
    </style:style>
    <style:style style:name="tf1.2" style:family="table-row">
      <style:table-row-properties style:min-row-height="0.2549in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f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f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f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f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calibratedTab" style:family="table">
      <style:table-properties style:width="5.0701in" table:align="center" style:may-break-between-rows="false" style:writing-mode="lr-tb"/>
    </style:style>
    <style:style style:name="calibratedTab.A" style:family="table-column">
      <style:table-column-properties style:column-width="1.875in"/>
    </style:style>
    <style:style style:name="calibratedTab.B" style:family="table-column">
      <style:table-column-properties style:column-width="1.5924in"/>
    </style:style>
    <style:style style:name="calibratedTab.C" style:family="table-column">
      <style:table-column-properties style:column-width="1.6028in"/>
    </style:style>
    <style:style style:name="calibratedTab.A1" style:family="table-cell">
      <style:table-cell-properties style:vertical-align="bottom" fo:padding="0.0382in" fo:border="none"/>
    </style:style>
    <style:style style:name="calibratedTab.A2" style:family="table-cell">
      <style:table-cell-properties style:vertical-align="bottom" fo:padding="0in" fo:border="none"/>
    </style:style>
    <style:style style:name="calibratedTab.C2" style:family="table-cell">
      <style:table-cell-properties style:vertical-align="" fo:padding="0in" fo:border="none"/>
    </style:style>
    <style:style style:name="calibratedTab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4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7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0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1" style:family="paragraph" style:parent-style-name="Standard">
      <style:paragraph-properties fo:margin-left="0.2173in" fo:margin-right="0in" fo:margin-top="0.0402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1pt" fo:language="ru" fo:country="RU" style:text-underline-style="solid" style:text-underline-width="auto" style:text-underline-color="font-color" fo:font-weight="bold" fo:background-color="transparent" style:font-name-asian="Arial" style:font-size-asian="11pt" style:language-asian="zh" style:country-asian="CN" style:font-weight-asian="bold" style:font-name-complex="Arial" style:font-size-complex="11pt" style:language-complex="ar" style:country-complex="SA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173in" fo:margin-right="0in" fo:margin-top="0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6pt" fo:language="ru" fo:country="RU" style:text-underline-style="solid" style:text-underline-width="auto" style:text-underline-color="font-color" fo:font-weight="bold" fo:background-color="transparent" style:font-name-asian="Arial" style:font-size-asian="6pt" style:language-asian="zh" style:country-asian="CN" style:font-weight-asian="bold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Text_20_body">
      <style:text-properties fo:font-size="6pt" style:font-size-asian="6pt" style:font-size-complex="6pt"/>
    </style:style>
    <style:style style:name="P3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9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4" style:family="text">
      <style:text-properties style:font-name="Arial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ru" fo:country="RU"/>
    </style:style>
    <style:style style:name="T22" style:family="text">
      <style:text-properties fo:language="ru" fo:country="RU"/>
    </style:style>
    <style:style style:name="T23" style:family="text">
      <style:text-properties fo:language="ru" fo:country="RU" style:font-name-asian="Times New Roman" style:font-name-complex="Times New Roman1"/>
    </style:style>
    <style:style style:name="T24" style:family="text">
      <style:text-properties fo:language="ru" fo:country="RU" style:font-name-asian="Times New Roman" style:font-name-complex="Times New Roman"/>
    </style:style>
    <style:style style:name="T25" style:family="text">
      <style:text-properties fo:language="ru" fo:country="RU" fo:font-style="normal" style:font-style-asian="normal" style:font-style-complex="normal"/>
    </style:style>
    <style:style style:name="T26" style:family="text">
      <style:text-properties fo:language="ru" fo:country="RU" style:text-underline-style="none"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6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7" style:family="text">
      <style:text-properties style:use-window-font-color="true" style:font-name="Arial" fo:font-size="10pt" fo:language="en" fo:country="US" style:text-underline-style="none" fo:font-weight="bold" style:font-name-asian="Times New Roman" style:font-size-asian="10pt" style:font-weight-asian="bold" style:font-name-complex="Arial" style:font-size-complex="10pt" style:font-weight-complex="bold"/>
    </style:style>
    <style:style style:name="T38" style:family="text">
      <style:text-properties style:use-window-font-color="true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39" style:family="text">
      <style:text-properties style:use-window-font-color="true" style:text-position="super 58%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40" style:family="text">
      <style:text-properties style:text-position="super 58%"/>
    </style:style>
    <style:style style:name="T41" style:family="text">
      <style:text-properties style:text-position="super 58%" fo:language="ru" fo:country="RU" style:font-name-asian="Times New Roman" style:font-name-complex="Times New Roman"/>
    </style:style>
    <style:style style:name="T42" style:family="text">
      <style:text-properties style:text-position="super 58%" fo:language="ru" fo:country="RU" style:font-name-asian="Times New Roman" style:font-name-complex="Times New Roman1"/>
    </style:style>
    <style:style style:name="T43" style:family="text">
      <style:text-properties style:text-position="super 58%" fo:language="ru" fo:country="RU" fo:font-style="normal" style:font-style-asian="normal" style:font-style-complex="normal"/>
    </style:style>
    <style:style style:name="T44" style:family="text">
      <style:text-properties style:text-position="0% 100%" fo:language="ru" fo:country="RU"/>
    </style:style>
    <style:style style:name="T45" style:family="text">
      <style:text-properties style:text-position="0% 100%" fo:language="ru" fo:country="RU" style:font-name-asian="Times New Roman" style:font-name-complex="Times New Roman1"/>
    </style:style>
    <style:style style:name="T46" style:family="text">
      <style:text-properties style:text-position="0% 100%" fo:language="ru" fo:country="RU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4">ПРОТОКОЛ ПРОВЕРКИ</text:p>
      <text:p text:style-name="P7"/>
      <text:p text:style-name="P11"><text:span text:style-name="T10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8"/>
      <text:p text:style-name="P8"><text:span text:style-name="T30">з/н: </text:span><text:span text:style-name="T29">$serial</text:span></text:p>
      <text:p text:style-name="P8"/>
      <text:p text:style-name="P8"><text:span text:style-name="T30">Тип: </text:span><text:span text:style-name="T29">БДК</text:span><text:span text:style-name="T31">Н</text:span><text:span text:style-name="T29">-05 </text:span></text:p>
      <text:p text:style-name="P8"><text:span text:style-name="T33"/></text:p>
      <text:p text:style-name="P39"><text:span text:style-name="T14">Чувствительность</text:span></text:p>
      <text:p text:style-name="P6">к прямому нейтронному излучению</text:p>
      <text:p text:style-name="P12"><text:span text:style-name="T5">на основе плутоний-бериллиевого источника:</text:span><text:span text:style-name="T12"><text:tab/></text:span><text:span text:style-name="T38">не менее 8 имп</text:span><text:span text:style-name="T37">·</text:span><text:span text:style-name="T38">см</text:span><text:span text:style-name="T39">2</text:span><text:span text:style-name="T38">/нейтр.</text:span></text:p>
      <text:p text:style-name="P13"/>
      <text:p text:style-name="P4"><text:span text:style-name="T28">Относительная погрешность измерения:</text:span><text:span text:style-name="T32"><text:tab/><text:tab/></text:span><text:span text:style-name="T34">± </text:span><text:span text:style-name="T26">20</text:span><text:span text:style-name="T34"> %</text:span></text:p>
      <text:p text:style-name="P9"/>
      <text:p text:style-name="P5">Условия эксплуатации:</text:p>
      <text:p text:style-name="P22"><text:span text:style-name="T8">- <text:s/></text:span><text:span text:style-name="T4">Температура окружающего воздуха<text:tab/><text:tab/></text:span><text:span text:style-name="T13">+</text:span><text:span text:style-name="T9">$temp</text:span><text:span text:style-name="T13"> °</text:span><text:span text:style-name="T9">C</text:span></text:p>
      <text:p text:style-name="P23"><text:span text:style-name="T8">- <text:s/></text:span><text:span text:style-name="T4">Атмосферное давление<text:tab/><text:tab/><text:tab/><text:tab/></text:span><text:span text:style-name="T13">98,5 </text:span><text:span text:style-name="T9">kPa</text:span></text:p>
      <text:p text:style-name="P23"><text:span text:style-name="T8">- <text:s/></text:span><text:span text:style-name="T4">Относительная влажность воздуха<text:tab/><text:tab/></text:span><text:span text:style-name="T9">$vlag</text:span><text:span text:style-name="T13"> %</text:span></text:p>
      <text:p text:style-name="P23"><text:span text:style-name="T8">- <text:s/></text:span><text:span text:style-name="T4">Радиационный фон<text:tab/><text:tab/><text:tab/><text:tab/></text:span><text:span text:style-name="T9">$bground</text:span><text:span text:style-name="T13"> </text:span><text:span text:style-name="T11">н</text:span><text:span text:style-name="T13">Зв/ч</text:span></text:p>
      <text:p text:style-name="P19">Эталонные средства измерений:</text:p>
      <text:p text:style-name="P32"><text:span text:style-name="T8">- <text:s/></text:span><text:span text:style-name="T35">$facility_14</text:span><text:span text:style-name="T36">0; </text:span></text:p>
      <text:p text:style-name="P33"/>
      <text:p text:style-name="P31">Данные проверки</text:p>
      <text:p text:style-name="P31"/>
      <text:p text:style-name="P29"><text:span text:style-name="T22">а</text:span>)<text:tab/><text:span text:style-name="T22">Определение уровня собственного фона БДКН-05</text:span></text:p>
      <text:p text:style-name="P30"/>
      <table:table table:name="t1" table:style-name="t1">
        <table:table-column table:style-name="t1.A" table:number-columns-repeated="3"/>
        <table:table-row>
          <table:table-cell table:style-name="t1.A1" table:number-columns-spanned="3" office:value-type="string">
            <text:p text:style-name="P24"><text:span text:style-name="T15">Блок детектирования </text:span>нейтронного излучения БДКН-05 № <text:span text:style-name="T15">$bd_num1$</text:span></text:p>
          </table:table-cell>
          <table:covered-table-cell/>
          <table:covered-table-cell/>
        </table:table-row>
        <table:table-row>
          <table:table-cell table:style-name="t1.A2" table:number-columns-spanned="2" office:value-type="string">
            <text:p text:style-name="P27">Измеренное значение скорости счета фона, с<text:span text:style-name="T40">-1</text:span></text:p>
          </table:table-cell>
          <table:covered-table-cell/>
          <table:table-cell table:style-name="t1.C2" table:number-rows-spanned="2" office:value-type="string">
            <text:p text:style-name="P27">Условие соответствия по ТУ <text:span text:style-name="T16">n</text:span><text:span text:style-name="T21">ф,</text:span><text:span text:style-name="T44">, имп./с, не более</text:span></text:p>
          </table:table-cell>
        </table:table-row>
        <table:table-row>
          <table:table-cell table:style-name="t1.A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 <text:span text:style-name="T16">n</text:span><text:span text:style-name="T21">ф</text:span></text:p>
          </table:table-cell>
          <table:covered-table-cell/>
        </table:table-row>
        <table:table-row>
          <table:table-cell table:style-name="t1.A3" office:value-type="string">
            <text:p text:style-name="P10">$1-10</text:p>
          </table:table-cell>
          <table:table-cell table:style-name="t1.B4" table:number-rows-spanned="3" office:value-type="string">
            <text:p text:style-name="P10">$1-20</text:p>
          </table:table-cell>
          <table:table-cell table:style-name="t1.C4" table:number-rows-spanned="3" office:value-type="string">
            <text:p text:style-name="P27">0,23</text:p>
          </table:table-cell>
        </table:table-row>
        <table:table-row>
          <table:table-cell table:style-name="t1.A3" office:value-type="string">
            <text:p text:style-name="P10">$1-11</text:p>
          </table:table-cell>
          <table:covered-table-cell/>
          <table:covered-table-cell/>
        </table:table-row>
        <table:table-row>
          <table:table-cell table:style-name="t1.A6" office:value-type="string">
            <text:p text:style-name="P10">$1-12</text:p>
          </table:table-cell>
          <table:covered-table-cell/>
          <table:covered-table-cell/>
        </table:table-row>
      </table:table>
      <text:p text:style-name="P35"/>
      <table:table table:name="tf1" table:style-name="tf1">
        <table:table-column table:style-name="tf1.A" table:number-columns-repeated="9"/>
        <table:table-row>
          <table:table-cell table:style-name="tf1.A1" table:number-columns-spanned="9" office:value-type="string">
            <text:p text:style-name="P34">б)<text:tab/>Определение чувствительности к прямому нейтронному излучению БДКН-05</text:p>
            <text:p text:style-name="P25"/>
            <text:p text:style-name="P26"><text:span text:style-name="T17">Блок детектирования </text:span>нейтронного излучения БДКН-05 № <text:span text:style-name="T17">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f1.2">
          <table:table-cell table:style-name="tf1.A2" office:value-type="string">
            <text:p text:style-name="P27">Плотность потока в</text:p>
            <text:p text:style-name="P27"><text:span text:style-name="T15">i</text:span><text:span text:style-name="T22">-ой контроль-ной точке, </text:span><text:span text:style-name="T23">φ</text:span><text:span text:style-name="T20">oi</text:span><text:span text:style-name="T18">, </text:span><text:span text:style-name="T24">с</text:span><text:span text:style-name="T41">-1</text:span><text:span text:style-name="T23">·</text:span><text:span text:style-name="T24">см</text:span><text:span text:style-name="T41">-2</text:span></text:p>
          </table:table-cell>
          <table:table-cell table:style-name="tf1.B2" office:value-type="string">
            <text:p text:style-name="P27">№ источника</text:p>
          </table:table-cell>
          <table:table-cell table:style-name="tf1.B2" office:value-type="string">
            <text:p text:style-name="P27">Расстояние до источника <text:span text:style-name="T15">r</text:span><text:span text:style-name="T19">0</text:span><text:span text:style-name="T15">, </text:span><text:span text:style-name="T22">см</text:span></text:p>
          </table:table-cell>
          <table:table-cell table:style-name="tf1.B2" office:value-type="string">
            <text:p text:style-name="P27">Значение <text:span text:style-name="T22">коэффици-ента</text:span> <text:span text:style-name="T15">b(r</text:span><text:span text:style-name="T19">0</text:span><text:span text:style-name="T15">)</text:span></text:p>
          </table:table-cell>
          <table:table-cell table:style-name="tf1.B2" office:value-type="string">
            <text:p text:style-name="P27">Значение коэффициента <text:span text:style-name="T22">К</text:span></text:p>
          </table:table-cell>
          <table:table-cell table:style-name="tf1.B2" office:value-type="string">
            <text:p text:style-name="P27">Показания прибора в контроль-ной точке, <text:span text:style-name="T16">N, </text:span><text:span text:style-name="T25">с</text:span><text:span text:style-name="T43">-1</text:span></text:p>
          </table:table-cell>
          <table:table-cell table:style-name="tf1.B2" office:value-type="string">
            <text:p text:style-name="P27">Среднее значение показаний <text:span text:style-name="T16">N, </text:span><text:span text:style-name="T25">с</text:span><text:span text:style-name="T43">-1</text:span></text:p>
          </table:table-cell>
          <table:table-cell table:style-name="tf1.B2" office:value-type="string">
            <text:p text:style-name="P27">Чувстви-тельность БД, <text:span text:style-name="T15">S, </text:span><text:span text:style-name="T22">имп.</text:span><text:span text:style-name="T23">·см</text:span><text:span text:style-name="T42">2</text:span><text:span text:style-name="T23">/ нейтр.</text:span></text:p>
          </table:table-cell>
          <table:table-cell table:style-name="tf1.I2" office:value-type="string">
            <text:p text:style-name="P27">Условие соответ-ствия по ТУ <text:span text:style-name="T47">S</text:span><text:span text:style-name="T21">,</text:span><text:span text:style-name="T44">, имп</text:span><text:span text:style-name="T45">·</text:span><text:span text:style-name="T46">см</text:span><text:span text:style-name="T41">2</text:span><text:span text:style-name="T44">, не менее</text:span></text:p>
          </table:table-cell>
        </table:table-row>
        <table:table-row>
          <table:table-cell table:style-name="tf1.A3" table:number-rows-spanned="3" office:value-type="string">
            <text:p text:style-name="P27">фон</text:p>
          </table:table-cell>
          <table:table-cell table:style-name="tf1.B3" table:number-rows-spanned="3" office:value-type="string">
            <text:p text:style-name="P28">–</text:p>
          </table:table-cell>
          <table:table-cell table:style-name="tf1.B3" table:number-rows-spanned="3" office:value-type="string">
            <text:p text:style-name="P28">–</text:p>
          </table:table-cell>
          <table:table-cell table:style-name="tf1.B3" table:number-rows-spanned="3" office:value-type="string">
            <text:p text:style-name="P28">–</text:p>
          </table:table-cell>
          <table:table-cell table:style-name="tf1.B3" table:number-rows-spanned="3" office:value-type="string">
            <text:p text:style-name="P28">–</text:p>
          </table:table-cell>
          <table:table-cell table:style-name="tf1.B3" office:value-type="string">
            <text:p text:style-name="P10">$1-30</text:p>
          </table:table-cell>
          <table:table-cell table:style-name="tf1.B3" table:number-rows-spanned="3" office:value-type="string">
            <text:p text:style-name="P10">$1-40</text:p>
          </table:table-cell>
          <table:table-cell table:style-name="tf1.B3" table:number-rows-spanned="3" office:value-type="string">
            <text:p text:style-name="P28">–</text:p>
          </table:table-cell>
          <table:table-cell table:style-name="tf1.I3" table:number-rows-spanned="3" office:value-type="string">
            <text:p text:style-name="P27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10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10">$1-32</text:p>
          </table:table-cell>
          <table:covered-table-cell/>
          <table:covered-table-cell/>
          <table:covered-table-cell/>
        </table:table-row>
        <table:table-row>
          <table:table-cell table:style-name="tf1.A6" table:number-rows-spanned="3" office:value-type="string">
            <text:p text:style-name="P27">2,5 – 500</text:p>
          </table:table-cell>
          <table:table-cell table:style-name="tf1.B6" table:number-rows-spanned="3" office:value-type="string">
            <text:p text:style-name="P28">10</text:p>
          </table:table-cell>
          <table:table-cell table:style-name="tf1.B6" table:number-rows-spanned="3" office:value-type="string">
            <text:p text:style-name="P28">100</text:p>
          </table:table-cell>
          <table:table-cell table:style-name="tf1.B6" table:number-rows-spanned="3" office:value-type="string">
            <text:p text:style-name="P28">0,866</text:p>
          </table:table-cell>
          <table:table-cell table:style-name="tf1.B6" table:number-rows-spanned="3" office:value-type="string">
            <text:p text:style-name="P28">0,785</text:p>
          </table:table-cell>
          <table:table-cell table:style-name="tf1.B3" office:value-type="string">
            <text:p text:style-name="P10">$1-50</text:p>
          </table:table-cell>
          <table:table-cell table:style-name="tf1.B6" table:number-rows-spanned="3" office:value-type="string">
            <text:p text:style-name="P10">$1-60</text:p>
          </table:table-cell>
          <table:table-cell table:style-name="tf1.B6" table:number-rows-spanned="3" office:value-type="string">
            <text:p text:style-name="P10">$1-70</text:p>
          </table:table-cell>
          <table:table-cell table:style-name="tf1.I6" table:number-rows-spanned="3" office:value-type="string">
            <text:p text:style-name="P27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10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6" office:value-type="string">
            <text:p text:style-name="P10">$1-52</text:p>
          </table:table-cell>
          <table:covered-table-cell/>
          <table:covered-table-cell/>
          <table:covered-table-cell/>
        </table:table-row>
      </table:table>
      <text:p text:style-name="P36"/>
      <table:table table:name="calibratedTab" table:style-name="calibratedTab">
        <table:table-column table:style-name="calibratedTab.A"/>
        <table:table-column table:style-name="calibratedTab.B"/>
        <table:table-column table:style-name="calibratedTab.C"/>
        <table:table-row>
          <table:table-cell table:style-name="calibratedTab.A1" office:value-type="string">
            <text:p text:style-name="P15">Проверку произвел:</text:p>
          </table:table-cell>
          <table:table-cell table:style-name="calibratedTab.A1" office:value-type="string">
            <text:p text:style-name="P16">$calibratedBy</text:p>
          </table:table-cell>
          <table:table-cell table:style-name="calibratedTab.A1" office:value-type="string">
            <text:p text:style-name="P21"><text:s text:c="36"/></text:p>
          </table:table-cell>
        </table:table-row>
        <table:table-row>
          <table:table-cell table:style-name="calibratedTab.A2" office:value-type="string">
            <text:p text:style-name="P20"/>
          </table:table-cell>
          <table:table-cell table:style-name="calibratedTab.A2" office:value-type="string">
            <text:p text:style-name="P20"/>
          </table:table-cell>
          <table:table-cell table:style-name="calibratedTab.C2" office:value-type="string">
            <text:p text:style-name="P18">(<text:span text:style-name="T27">подпись</text:span>)</text:p>
          </table:table-cell>
        </table:table-row>
        <table:table-row>
          <table:table-cell table:style-name="calibratedTab.A1" office:value-type="string">
            <text:p text:style-name="P15">Технический контроль: </text:p>
          </table:table-cell>
          <table:table-cell table:style-name="calibratedTab.A1" office:value-type="string">
            <text:p text:style-name="P17">$controlledBy</text:p>
          </table:table-cell>
          <table:table-cell table:style-name="calibratedTab.A1" office:value-type="string">
            <text:p text:style-name="P21"><text:s text:c="36"/></text:p>
          </table:table-cell>
        </table:table-row>
        <table:table-row>
          <table:table-cell table:style-name="calibratedTab.A2" office:value-type="string">
            <text:p text:style-name="P20"/>
          </table:table-cell>
          <table:table-cell table:style-name="calibratedTab.B4" office:value-type="string">
            <text:p text:style-name="P20"/>
          </table:table-cell>
          <table:table-cell table:style-name="calibratedTab.C2" office:value-type="string">
            <text:p text:style-name="P18">(<text:span text:style-name="T27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3:59.69</dc:date>
    <meta:print-date>2019-04-03T15:18:00</meta:print-date>
    <meta:editing-cycles>165</meta:editing-cycles>
    <meta:editing-duration>PT10H8M43S</meta:editing-duration>
    <meta:generator>OpenOffice/4.1.6$Win32 OpenOffice.org_project/416m1$Build-9790</meta:generator>
    <meta:document-statistic meta:table-count="3" meta:image-count="1" meta:object-count="0" meta:page-count="1" meta:paragraph-count="71" meta:word-count="196" meta:character-count="1498"/>
  </office:meta>
</office:document-meta>
</file>